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s -&gt; <text:span text:style-name="T1">proc</text:span></text:p>
      <text:p text:style-name="P1">data being analyzed --&gt; <text:span text:style-name="T1">analyzed_data </text:span>(temp)--&gt; <text:span text:style-name="T1">data</text:span></text:p>
      <text:p text:style-name="P1">flist --&gt; <text:span text:style-name="T1">Matlab</text:span></text:p>
      <text:p text:style-name="P1">Frames (e.g. White noise) --&gt; <text:span text:style-name="T1">data</text:span></text:p>
      <text:p text:style-name="P1">explanation of analyses --&gt; <text:span text:style-name="T1">Matlab </text:span>(temp) --&gt; <text:span text:style-name="T1">data</text:span></text:p>
      <text:p text:style-name="P1">overview --&gt; desktop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1-05-12T09:59:25</meta:creation-date>
    <dc:date>2011-06-01T22:45:22</dc:date>
    <meta:editing-cycles>2</meta:editing-cycles>
    <meta:editing-duration>PT3H3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4" meta:character-count="190"/>
  </office:meta>
</office:document-meta>
</file>